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5EE82B0A1F099C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" svg:font-family="Corbel"/>
    <style:font-face style:name="DejaVu Sans" svg:font-family="'DejaVu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617cm" fo:min-width="27.329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8.427cm" fo:min-width="27.32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63cm" fo:min-width="2.674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8.427cm" fo:min-width="27.32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17cm" fo:min-width="19.455cm" fo:padding-top="0.125cm" fo:padding-bottom="0.125cm" fo:padding-left="0.25cm" fo:padding-right="0.25cm" fo:wrap-option="wrap"/>
    </style:style>
    <style:style style:name="pr1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8cm" fo:margin-bottom="0.212cm" fo:line-height="100%" fo:text-align="end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margin-left="0cm" fo:margin-right="0cm" fo:margin-top="0.169cm" fo:margin-bottom="0.212cm" fo:line-height="100%" fo:text-align="start" fo:text-indent="0cm"/>
    </style:style>
    <style:style style:name="P7" style:family="paragraph">
      <style:paragraph-properties fo:margin-left="0cm" fo:margin-right="0cm" fo:margin-top="0.141cm" fo:margin-bottom="0.212cm" fo:line-height="100%" fo:text-align="start" fo:text-indent="0cm"/>
    </style:style>
    <style:style style:name="P8" style:family="paragraph">
      <loext:graphic-properties draw:fill-color="#ffffff"/>
    </style:style>
    <style:style style:name="P9" style:family="paragraph">
      <style:paragraph-properties fo:margin-left="1.27cm" fo:margin-right="0cm" fo:margin-top="0.141cm" fo:margin-bottom="0.212cm" fo:line-height="100%" fo:text-align="start" fo:text-indent="0cm"/>
    </style:style>
    <style:style style:name="P10" style:family="paragraph">
      <style:paragraph-properties fo:margin-left="0cm" fo:margin-right="0cm" fo:margin-top="0.155cm" fo:margin-bottom="0.212cm" fo:line-height="100%" fo:text-align="start" fo:text-indent="0cm"/>
    </style:style>
    <style:style style:name="P11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loext:graphic-properties draw:fill="none"/>
      <style:paragraph-properties fo:margin-left="0cm" fo:margin-right="0cm" fo:margin-top="0.169cm" fo:margin-bottom="0.212cm" fo:line-height="100%" fo:text-align="start" fo:text-indent="0cm" style:font-independent-line-spacing="true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.169cm" fo:margin-bottom="0.212cm" fo:line-height="100%" fo:text-align="start"/>
    </style:style>
    <style:style style:name="P16" style:family="paragraph">
      <style:paragraph-properties fo:margin-top="0.423cm" fo:margin-bottom="0.212cm" fo:line-height="100%" fo:text-align="start"/>
    </style:style>
    <style:style style:name="P1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8" style:family="paragraph">
      <style:paragraph-properties fo:margin-top="0.141cm" fo:margin-bottom="0.212cm" fo:line-height="100%" fo:text-align="star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style:paragraph-properties fo:margin-top="0cm" fo:margin-bottom="0cm" fo:line-height="100%" fo:text-align="start"/>
    </style:style>
    <style:style style:name="P21" style:family="paragraph">
      <style:paragraph-properties fo:margin-top="0.254cm" fo:margin-bottom="0.212cm" fo:line-height="100%" fo:text-align="start"/>
    </style:style>
    <style:style style:name="P22" style:family="paragraph">
      <style:paragraph-properties fo:margin-top="0.127cm" fo:margin-bottom="0.212cm" fo:line-height="100%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rbe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1287c3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1287c3" style:text-line-through-style="none" style:text-line-through-type="none" style:text-position="0% 100%" style:font-name="Corbe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0" style:family="text">
      <style:text-properties fo:font-variant="normal" fo:text-transform="none" fo:color="#1287c3" style:text-line-through-style="none" style:text-line-through-type="none" style:text-position="0% 100%" style:font-name="Corbe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1" style:family="text">
      <style:text-properties fo:font-variant="normal" fo:text-transform="none" fo:color="#1287c3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d64a3b" style:text-line-through-style="none" style:text-line-through-type="none" style:text-position="0% 100%" style:font-name="Corbel" fo:font-size="60pt" fo:letter-spacing="normal" fo:font-style="normal" style:text-underline-style="none" fo:font-weight="normal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rbe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font-variant="normal" fo:text-transform="none" fo:color="#1287c3" style:text-line-through-style="none" style:text-line-through-type="none" style:text-position="0% 100%" style:font-name="Corbe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1" style:family="text">
      <style:text-properties fo:font-variant="normal" fo:text-transform="none" fo:color="#d64a3b" style:text-line-through-style="none" style:text-line-through-type="none" style:text-position="0% 100%" style:font-name="Corbe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2" style:family="text">
      <style:text-properties fo:font-variant="normal" fo:text-transform="none" fo:color="#30acec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1287c3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792cm"/>
        <style:text-properties style:font-name="Arial" fo:color="#1287c3" fo:font-size="1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2cm" text:min-label-width="0.792cm"/>
        <style:text-properties style:font-name="Arial" fo:color="#1287c3" fo:font-size="145%"/>
      </text:list-level-style-bullet>
      <text:list-level-style-bullet text:level="2" text:bullet-char="•">
        <style:list-level-properties text:space-before="1.272cm" text:min-label-width="0.792cm"/>
        <style:text-properties style:font-name="Arial" fo:color="#1287c3" fo:font-size="1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79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2cm" text:min-label-width="0.792cm"/>
        <style:text-properties style:font-name="Arial" fo:color="#1287c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d64a3b" fo:font-size="100%"/>
      </text:list-level-style-bullet>
      <text:list-level-style-bullet text:level="2" text:bullet-char="•">
        <style:list-level-properties text:space-before="1.272cm" text:min-label-width="0.792cm"/>
        <style:text-properties style:font-name="Arial" fo:color="#1287c3" fo:font-size="1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8.701cm" svg:height="7.265cm" svg:x="4.826cm" svg:y="3.834cm">
          <text:p text:style-name="P1"><text:span text:style-name="T1">Programmcodeverifikationmit Co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9.408cm" svg:height="3.855cm" svg:x="12.543cm" svg:y="11.101cm">
          <text:p text:style-name="P3"><text:span text:style-name="T2">Von Lukas Kieder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5.238cm" svg:height="8.571cm" svg:x="1.905cm" svg:y="3.175cm" draw:page-number="1" presentation:class="page"/>
          <draw:frame draw:name="PlaceHolder 2" presentation:style-name="pr1" draw:text-style-name="P4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3" draw:style-name="gr1" draw:text-style-name="P2" draw:layer="layout" svg:width="8.253cm" svg:height="1.272cm" svg:x="10.791cm" svg:y="24.126cm">
            <text:p text:style-name="P1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Wie kann Qualität einer Software sichergestellt werd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Korrektheit einer Software wird durch Tests sichergestellt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7">Unit-Tests</text:span></text:p>
                </text:list-item>
                <text:list-item>
                  <text:p text:style-name="P7"><text:span text:style-name="T7">Integration-Tests</text:span></text:p>
                </text:list-item>
                <text:list-item>
                  <text:p text:style-name="P7"><text:span text:style-name="T7">Frontend-Tests (Selenium)</text:span></text:p>
                </text:list-item>
                <text:list-item>
                  <text:p text:style-name="P7"><text:span text:style-name="T7">Manuelle Tests</text:span></text:p>
                </text:list-item>
              </text:list>
            </text:list-item>
          </text:list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Beispiel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2.808cm" svg:height="8.676cm" svg:x="4.123cm" svg:y="7.408cm">
          <text:p text:style-name="P9"><text:span text:style-name="T8">public class Math {</text:span></text:p>
          <text:p text:style-name="P9"><text:span text:style-name="T8"><text:tab/></text:span><text:span text:style-name="T8">public unsigned int add (</text:span></text:p>
          <text:p text:style-name="P9"><text:span text:style-name="T8">unsigned int a, unsigned int b) {</text:span></text:p>
          <text:p text:style-name="P9"><text:span text:style-name="T8"><text:tab/></text:span><text:span text:style-name="T8"><text:tab/></text:span><text:span text:style-name="T8">return a + b;</text:span></text:p>
          <text:p text:style-name="P9"><text:span text:style-name="T8"><text:tab/></text:span><text:span text:style-name="T8">}</text:span></text:p>
          <text:p text:style-name="P9"><text:span text:style-name="T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draw:layer="layout" svg:width="17.459cm" svg:height="8.676cm" svg:x="14.492cm" svg:y="6.773cm">
          <text:p text:style-name="P9"><text:span text:style-name="T9">public class MyTest {</text:span></text:p>
          <text:p text:style-name="P9"><text:span text:style-name="T9"><text:tab/></text:span><text:span text:style-name="T9">@Test</text:span></text:p>
          <text:p text:style-name="P9"><text:span text:style-name="T9"><text:s text:c="4"/></text:span><text:span text:style-name="T9"><text:tab/></text:span><text:span text:style-name="T9">public void addZeroAndOneShouldReturn1() {</text:span></text:p>
          <text:p text:style-name="P9"><text:span text:style-name="T9"><text:s text:c="8"/></text:span><text:span text:style-name="T9"><text:tab/></text:span><text:span text:style-name="T9">Math math = new Math();</text:span></text:p>
          <text:p text:style-name="P9"><text:span text:style-name="T9"><text:s text:c="8"/></text:span><text:span text:style-name="T9"><text:tab/></text:span><text:span text:style-name="T9">assertEquals(1, math.add(0,1), "0 + 1 </text:span><text:span text:style-name="T9"><text:tab/></text:span><text:span text:style-name="T9"><text:tab/></text:span><text:span text:style-name="T9"><text:tab/></text:span><text:span text:style-name="T9"> <text:s/></text:span></text:p>
          <text:p text:style-name="P9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27"/></text:span><text:span text:style-name="T9">must be 1");</text:span></text:p>
          <text:p text:style-name="P9"><text:span text:style-name="T9"><text:s text:c="3"/></text:span><text:span text:style-name="T9"><text:tab/></text:span><text:span text:style-name="T9">}</text:span></text:p>
          <text:p text:style-name="P9"><text:span text:style-name="T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3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Beispiel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Ist die Funktion nun zu 100% korrekt?</text:span></text:p>
            </text:list-item>
            <text:list-item>
              <text:p xml:id="id1" text:id="id1" text:style-name="P6"><text:span text:style-name="T6">Nein!</text:span></text:p>
            </text:list-item>
            <text:list-item>
              <text:p xml:id="id2" text:id="id2" text:style-name="P6"><text:span text:style-name="T6">Mehr Testfälle schreiben</text:span></text:p>
            </text:list-item>
            <text:list-item>
              <text:p xml:id="id4" text:id="id4" text:style-name="P6"><text:span text:style-name="T6">Ist die Funktion nun korrekt?</text:span></text:p>
            </text:list-item>
            <text:list-item>
              <text:p xml:id="id5" text:id="id5" text:style-name="P6"><text:span text:style-name="T6">Jein, wir nehmen an, dass sie korrekt is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xml:id="id3" draw:id="id3" draw:layer="layout" svg:width="12.427cm" svg:height="5.078cm" draw:transform="rotate (-0.198793001802154) translate (21.577cm 6.537cm)">
          <text:list text:style-name="L2">
            <text:list-item>
              <text:p text:style-name="P10"><text:span text:style-name="T10">assertEquals(1, math.add(1,0), „1 + 0 must be 1");</text:span></text:p>
            </text:list-item>
            <text:list-item>
              <text:p text:style-name="P10"><text:span text:style-name="T10">assertEquals(1, math.add(1,1), „1 + 1 must be 2");</text:span></text:p>
            </text:list-item>
            <text:list-item>
              <text:p text:style-name="P10"><text:span text:style-name="T10">assertEquals(1, math.add(1,2), „1 + 2 must be 3");</text:span></text:p>
            </text:list-item>
            <text:list-item>
              <text:p text:style-name="P10"><text:span text:style-name="T10">assertEquals(1, math.add(1,3), „1 + 3 must be 4");</text:span></text:p>
            </text:list-item>
            <text:list-item>
              <text:p text:style-name="P10"><text:span text:style-name="T10">assertEquals(1, math.add(1,4), „1 + 4 must be 5")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4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Wie kann nun 100% Korrektheit bewiesen werd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Unit Tests für alle Fälle schreiben</text:span></text:p>
            </text:list-item>
            <text:list-item>
              <text:p text:style-name="P6"><text:span text:style-name="T6">In Java hat ein int 4 bytes (32 bit)</text:span></text:p>
            </text:list-item>
            <text:list-item>
              <text:p xml:id="id6" text:id="id6" text:style-name="P6"><text:span text:style-name="T6">Das sind 2^32 mögliche Belegungen pro int</text:span></text:p>
            </text:list-item>
          </text:list>
          <text:p xml:id="id7" text:id="id7" text:style-name="P6"><text:span text:style-name="T6"><text:tab/></text:span><text:span text:style-name="T6">=&gt; 4294967296^2 Fälle zu testen</text:span></text:p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5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Anderer Ansa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Zu beweisen:</text:span></text:p>
            </text:list-item>
          </text:list>
          <text:p text:style-name="P6"><text:span text:style-name="T11">Für alle Kombinationen aus den Integern a und b soll die Funktion add korrekt funktionieren.</text:span></text:p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<text:s/></text:span><text:span text:style-name="T5">Anderer Ansa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Unsigned Integer sind natürliche Zahlen</text:span></text:p>
            </text:list-item>
            <text:list-item>
              <text:p xml:id="id8" text:id="id8" text:style-name="P6"><text:span text:style-name="T6">Wie ist </text:span><text:span text:style-name="T11">a + b = b + a <text:s/></text:span><text:span text:style-name="T6">oder</text:span><text:span text:style-name="T11"> (a + b) + c = a + (b + c) </text:span><text:span text:style-name="T6">bewiesen?</text:span></text:p>
            </text:list-item>
            <text:list-item>
              <text:p xml:id="id9" text:id="id9" text:style-name="P6"><text:span text:style-name="T6">Mathematik anwenden =&gt; formale Verifik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7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Grundlagen formaler Verifikation von Programm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Spezifikation: Was soll das System/die Funktion machen</text:span></text:p>
            </text:list-item>
          </text:list>
          <text:list text:style-name="L3">
            <text:list-item>
              <text:list>
                <text:list-item>
                  <text:p xml:id="id10" text:id="id10" text:style-name="P7"><text:span text:style-name="T8">System ist nur so gut, wie die Spezifikation selbst!</text:span></text:p>
                </text:list-item>
              </text:list>
            </text:list-item>
            <text:list-item>
              <text:p xml:id="id11" text:id="id11" text:style-name="P6"><text:span text:style-name="T6">Tool zum Beweisen einzelner Systemanforderungen</text:span></text:p>
            </text:list-item>
            <text:list-item>
              <text:p xml:id="id12" text:id="id12" text:style-name="P6"><text:span text:style-name="T6">Verbindung zwischen Programmcode und formalen Beweisen</text:span></text:p>
            </text:list-item>
          </text:list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8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Das Tool für Beweise: Co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ist eine Programmiersprache</text:span></text:p>
            </text:list-item>
            <text:list-item>
              <text:p text:style-name="P6"><text:span text:style-name="T6">ist ein Proof Assistant</text:span></text:p>
            </text:list-item>
            <text:list-item>
              <text:p text:style-name="P6"><text:span text:style-name="T6">hat eine integrierte IDE (CoqID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9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existiert seit 1984</text:span></text:p>
            </text:list-item>
            <text:list-item>
              <text:p text:style-name="P6"><text:span text:style-name="T6">wird von INRIA entwickelt</text:span></text:p>
            </text:list-item>
            <text:list-item>
              <text:p text:style-name="P6"><text:span text:style-name="T6">ist open-source</text:span></text:p>
            </text:list-item>
            <text:list-item>
              <text:p text:style-name="P6"><text:span text:style-name="T6">ist eine funktionale Programmiersprache</text:span></text:p>
            </text:list-item>
            <text:list-item>
              <text:p text:style-name="P6"><text:span text:style-name="T6">ist in Objective CAML (Ocaml) geschrieben</text:span></text:p>
            </text:list-item>
            <text:list-item>
              <text:p text:style-name="P6"><text:span text:style-name="T6">nutzt die Dependent Type Sprache Gallin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0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6" draw:text-style-name="P11" draw:layer="layout" svg:width="27.828cm" svg:height="4.866cm" svg:x="4.123cm" svg:y="1.905cm">
          <text:p text:style-name="P5"><text:span text:style-name="T5">Ablauf formaler Verifikation von Programm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2" draw:layer="layout" svg:width="27.828cm" svg:height="8.676cm" svg:x="4.123cm" svg:y="7.408cm">
          <text:list text:style-name="L2">
            <text:list-header>
              <text:p text:style-name="P6"><text:span text:style-name="T6">1. Spezifikation</text:span></text:p>
              <text:p text:style-name="P6"><text:span text:style-name="T6">2. Funktionen in Coq</text:span></text:p>
              <text:p text:style-name="P6"><text:span text:style-name="T6">3. Proofs für diese Funktionen</text:span></text:p>
              <text:p text:style-name="P6"><text:span text:style-name="T6">4. Funktionen von Coq in </text:span></text:p>
              <text:list>
                <text:list-item>
                  <text:list>
                    <text:list-header>
                      <text:p text:style-name="P6"><text:span text:style-name="T6">Programmiersprache</text:span></text:p>
                      <text:p text:style-name="P6"><text:span text:style-name="T6">extrahieren</text:span></text:p>
                    </text:list-header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" draw:text-style-name="P13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2" draw:layer="layout" svg:width="27.828cm" svg:height="8.676cm" svg:x="17.78cm" svg:y="7.326cm">
          <text:list text:style-name="L2">
            <text:list-header>
              <text:p text:style-name="P6"><text:span text:style-name="T6">1. Spezifikation</text:span></text:p>
              <text:p text:style-name="P6"><text:span text:style-name="T6">2. Programmcode</text:span></text:p>
              <text:p text:style-name="P6"><text:span text:style-name="T6">3. Programmcode in Coq</text:span></text:p>
              <text:list>
                <text:list-item>
                  <text:list>
                    <text:list-header>
                      <text:p text:style-name="P6"><text:span text:style-name="T6">umwandeln</text:span></text:p>
                    </text:list-header>
                  </text:list>
                </text:list-item>
              </text:list>
              <text:p text:style-name="P6"><text:span text:style-name="T6">3. Funktionen in Coq</text:span></text:p>
              <text:p text:style-name="P6"><text:span text:style-name="T6">4. Proofs für diese Funktionen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1" presentation:class="page"/>
          <draw:frame presentation:style-name="pr3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Dependent Type Spr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828cm" svg:height="8.676cm" svg:x="4.123cm" svg:y="7.408cm">
          <text:list text:style-name="L2">
            <text:list-item>
              <text:p text:style-name="P6"><text:span text:style-name="T6">Bedeutet: Typen, die von etwas abhängen</text:span></text:p>
            </text:list-item>
            <text:list-item>
              <text:p text:style-name="P6"><text:span text:style-name="T6">Ermöglicht mathematisches Beweisen von Theoremen</text:span></text:p>
            </text:list-item>
            <text:list-item>
              <text:p xml:id="id13" text:id="id13" text:style-name="P6"><text:span text:style-name="T6">Beispiel: </text:span></text:p>
            </text:list-item>
          </text:list>
          <text:p xml:id="id14" text:id="id14" text:style-name="P9"><text:span text:style-name="T8">Für alle Kombinationen aus den Integern a und b soll die Funktion add korrekt funktionieren.</text:span></text:p>
          <text:list text:continue-numbering="true" text:style-name="L2">
            <text:list-item>
              <text:p xml:id="id15" text:id="id15" text:style-name="P6"><text:span text:style-name="T6">In Code:</text:span></text:p>
            </text:list-item>
          </text:list>
          <text:list text:style-name="L3">
            <text:list-item>
              <text:list>
                <text:list-item>
                  <text:p xml:id="id16" text:id="id16" text:style-name="P7"><text:span text:style-name="T8"><text:s/></text:span><text:span text:style-name="T8">Theorem plus_n_O : forall n:nat, n = n + 0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2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Dependent Type Sprache: Beispi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Funktion schreiben, die zwei Arrays konkateniert</text:span></text:p>
            </text:list-item>
            <text:list-item>
              <text:p text:style-name="P6"><text:span text:style-name="T12">Prüfen, dass die Länge des erzeugten Arrays die Summe der Länge der zu konkatenierenden Arrays is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3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Beispi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p text:style-name="P15"><text:span text:style-name="T11">append: (arr1: Array, arr2: Array) -&gt; Array</text:span></text:p>
          <text:p text:style-name="P15"><text:span text:style-name="T11"/></text:p>
          <text:p text:style-name="P15"><text:span text:style-name="T11">newArray = append([1], [2, 3])</text:span></text:p>
          <text:p text:style-name="P15"><text:span text:style-name="T11">assert(length(newArray) ==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xml:id="id17" draw:id="id17" draw:layer="layout" svg:width="9.212cm" svg:height="8.676cm" svg:x="24.654cm" svg:y="8.128cm">
          <text:p text:style-name="P16"><text:span text:style-name="T13">Laufz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4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Dependent Type Sprache Ansa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p text:style-name="P15"><text:span text:style-name="T11">append: (arr1: Array, arr2: Array) -&gt; newArray: Array</text:span></text:p>
          <text:p text:style-name="P15"><text:span text:style-name="T11"><text:s text:c="9"/></text:span><text:span text:style-name="T11">where length(newArray) == length(arr1) + length(arr2)</text:span></text:p>
          <text:p text:style-name="P15"><text:span text:style-name="T11"/></text:p>
          <text:p xml:id="id18" text:id="id18" text:style-name="P15"><text:span text:style-name="T11">result: ArrayOfThree = append([1], [2, 3])</text:span></text:p>
          <text:p xml:id="id19" text:id="id19" text:style-name="P15"><text:span text:style-name="T11">ArrayOfTwo = [2, 3], ArrayOfOne = [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xml:id="id20" draw:id="id20" draw:layer="layout" svg:width="13.53cm" svg:height="8.676cm" svg:x="21.082cm" svg:y="10.882cm">
          <text:p text:style-name="P16"><text:span text:style-name="T13">Compilez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17" draw:layer="layout" svg:width="19.954cm" svg:height="1.266cm" svg:x="7.861cm" svg:y="15.8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5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Beispiel: Dependent type Spr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p text:style-name="P18"><text:span text:style-name="T8">Inductive True : Type := I.</text:span></text:p>
          <text:p text:style-name="P18"><text:span text:style-name="T8">Inductive False : Type := .</text:span></text:p>
          <text:p text:style-name="P18"><text:span text:style-name="T7"/></text:p>
          <text:p text:style-name="P18"><text:span text:style-name="T8">Inductive and (A B : Type) : Type :=</text:span></text:p>
          <text:p text:style-name="P18"><text:span text:style-name="T8">conj : A -&gt; B -&gt; and A B.</text:span></text:p>
          <text:p text:style-name="P18"><text:span text:style-name="T7"/></text:p>
          <text:p text:style-name="P18"><text:span text:style-name="T8">Inductive or (A B : Type) : Type :=</text:span></text:p>
          <text:p text:style-name="P18"><text:span text:style-name="T8">or_introl : A -&gt; or A B</text:span></text:p>
          <text:p text:style-name="P9"><text:span text:style-name="T8">or_intror : B -&gt; or A B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4.893cm" svg:height="3.042cm" svg:x="16.933cm" svg:y="6.356cm">
          <text:list text:style-name="L4">
            <text:list-item>
              <text:p text:style-name="P19"><text:span text:style-name="T14">Werte werden an Type gebunden</text:span></text:p>
            </text:list-item>
          </text:list>
          <text:p text:style-name="P19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14.893cm" svg:height="3.044cm" svg:x="16.933cm" svg:y="9.92cm">
          <text:list text:style-name="L4">
            <text:list-item>
              <text:p text:style-name="P19"><text:span text:style-name="T14">Für and müssen A und B als Instanz hin schreibbar sein</text:span></text:p>
            </text:list-item>
          </text:list>
          <text:p text:style-name="P19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2" draw:layer="layout" svg:width="14.893cm" svg:height="3.044cm" svg:x="17.058cm" svg:y="13.843cm">
          <text:list text:style-name="L4">
            <text:list-item>
              <text:p text:style-name="P19"><text:span text:style-name="T14">Für or muss A oder B als Instanz hin schreibbar sein</text:span></text:p>
            </text:list-item>
          </text:list>
          <text:p text:style-name="P19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Beispiel: Dependent type Spr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p text:style-name="P15"><text:span text:style-name="T11">nat_rect : forall P : nat -&gt; Type,</text:span></text:p>
          <text:p text:style-name="P15"><text:span text:style-name="T11"><text:tab/></text:span><text:span text:style-name="T11">P 0 -&gt;</text:span></text:p>
          <text:p text:style-name="P15"><text:span text:style-name="T11">(forall n : nat, P n -&gt; P (S n)) -&gt;</text:span></text:p>
          <text:p text:style-name="P15"><text:span text:style-name="T11"><text:tab/></text:span><text:span text:style-name="T11"><text:tab/></text:span><text:span text:style-name="T11">forall n : nat, P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4.893cm" svg:height="7.868cm" svg:x="18.38cm" svg:y="9.106cm">
          <text:list text:style-name="L5">
            <text:list-item>
              <text:p text:style-name="P19"><text:span text:style-name="T10">nat_rect</text:span><text:span text:style-name="T16">: Induktions-Taktik für natürliche Zahlen</text:span></text:p>
            </text:list-item>
            <text:list-item>
              <text:p text:style-name="P19"><text:span text:style-name="T10">P</text:span><text:span text:style-name="T16">: Aussage</text:span></text:p>
            </text:list-item>
          </text:list>
          <text:p text:style-name="P19"><text:span text:style-name="T17"/></text:p>
          <text:list text:style-name="L4">
            <text:list-item>
              <text:p xml:id="id21" text:id="id21" text:style-name="P19"><text:span text:style-name="T16">Wenn die Aussage für 0 gilt und wenn für alle n aus der Aussage für n die Aussage für (S n) folgt, so gilt die Aussage für alle n.“</text:span></text:p>
            </text:list-item>
          </text:list>
          <text:p text:style-name="P19"><text:span text:style-name="T17"/></text:p>
          <text:p text:style-name="P19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7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Coq Basics: Typ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9.152cm" svg:height="8.676cm" svg:x="4.123cm" svg:y="7.874cm">
          <text:p text:style-name="P15"><text:span text:style-name="T11">Inductive bool : Type :=</text:span></text:p>
          <text:p text:style-name="P15"><text:span text:style-name="T11"><text:tab/></text:span><text:span text:style-name="T11">| true</text:span></text:p>
          <text:p text:style-name="P15"><text:span text:style-name="T11"><text:tab/></text:span><text:span text:style-name="T11">| false.</text:span></text:p>
          <text:p text:style-name="P15"><text:span text:style-name="T11"><text:tab/></text:span></text:p>
          <text:p text:style-name="P15"><text:span text:style-name="T1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8.465cm" svg:height="4.312cm" svg:x="23.486cm" svg:y="8.224cm">
          <text:p text:style-name="P20"><text:span text:style-name="T18">Inductive nat : Type :=</text:span></text:p>
          <text:p text:style-name="P20"><text:span text:style-name="T18"><text:tab/></text:span><text:span text:style-name="T18">| O</text:span></text:p>
          <text:p text:style-name="P20"><text:span text:style-name="T18"><text:tab/></text:span><text:span text:style-name="T18">| S (n : nat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8.465cm" svg:height="9.392cm" svg:x="13.805cm" svg:y="8.224cm">
          <text:p text:style-name="P20"><text:span text:style-name="T18">Inductive day : Type :=</text:span></text:p>
          <text:p text:style-name="P20"><text:span text:style-name="T18"><text:tab/></text:span><text:span text:style-name="T18">| monday</text:span></text:p>
          <text:p text:style-name="P20"><text:span text:style-name="T18"><text:tab/></text:span><text:span text:style-name="T18">| tuesday</text:span></text:p>
          <text:p text:style-name="P20"><text:span text:style-name="T18"><text:tab/></text:span><text:span text:style-name="T18">| wednesday</text:span></text:p>
          <text:p text:style-name="P20"><text:span text:style-name="T18"><text:tab/></text:span><text:span text:style-name="T18">| thursday</text:span></text:p>
          <text:p text:style-name="P20"><text:span text:style-name="T18"><text:tab/></text:span><text:span text:style-name="T18">| friday</text:span></text:p>
          <text:p text:style-name="P20"><text:span text:style-name="T18"><text:tab/></text:span><text:span text:style-name="T18">| saturday</text:span></text:p>
          <text:p text:style-name="P20"><text:span text:style-name="T18"><text:tab/></text:span><text:span text:style-name="T18">| sunda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8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Coq Basics: Funk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3.507cm" svg:height="8.676cm" svg:x="4.123cm" svg:y="10.372cm">
          <text:p text:style-name="P15"><text:span text:style-name="T11">Fixpoint plus (n : nat) (m : nat) : nat :=</text:span></text:p>
          <text:p text:style-name="P15"><text:span text:style-name="T11">match n with</text:span></text:p>
          <text:p text:style-name="P15"><text:span text:style-name="T11"><text:tab/></text:span><text:span text:style-name="T11">| O =&gt; m</text:span></text:p>
          <text:p text:style-name="P15"><text:span text:style-name="T11"><text:tab/></text:span><text:span text:style-name="T11">| S n' =&gt; S (plus n' 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6.931cm" svg:height="10.414cm" svg:x="20.152cm" svg:y="6.629cm">
          <text:p xml:id="id22" text:id="id22" text:style-name="P20"><text:span text:style-name="T9">Compute (plus 3 2).</text:span></text:p>
          <text:p text:style-name="P20"><text:span text:style-name="T19"/></text:p>
          <text:p xml:id="id23" text:id="id23" text:style-name="P20"><text:span text:style-name="T20">(* <text:s/>plus (S (S (S O))) (S (S O))</text:span></text:p>
          <text:p xml:id="id24" text:id="id24" text:style-name="P20"><text:span text:style-name="T20"><text:tab/></text:span><text:span text:style-name="T20">==&gt; S (plus (S (S O)) (S (S O)))</text:span></text:p>
          <text:p xml:id="id25" text:id="id25" text:style-name="P20"><text:span text:style-name="T20">by the second clause of the match</text:span></text:p>
          <text:p xml:id="id26" text:id="id26" text:style-name="P20"><text:span text:style-name="T20"><text:tab/></text:span><text:span text:style-name="T20">==&gt; S (S (plus (S O) (S (S O))))</text:span></text:p>
          <text:p xml:id="id27" text:id="id27" text:style-name="P20"><text:span text:style-name="T20">by the second clause of the match</text:span></text:p>
          <text:p xml:id="id28" text:id="id28" text:style-name="P20"><text:span text:style-name="T20"><text:tab/></text:span><text:span text:style-name="T20">==&gt; S (S (S (plus O (S (S O)))))</text:span></text:p>
          <text:p xml:id="id29" text:id="id29" text:style-name="P20"><text:span text:style-name="T20">by the second clause of the match</text:span></text:p>
          <text:p xml:id="id30" text:id="id30" text:style-name="P20"><text:span text:style-name="T20"><text:tab/></text:span><text:span text:style-name="T20">==&gt; S (S (S (S (S O))))</text:span></text:p>
          <text:p xml:id="id31" text:id="id31" text:style-name="P20"><text:span text:style-name="T20">by the first clause of the match</text:span></text:p>
          <text:p xml:id="id32" text:id="id32" text:style-name="P20"><text:span text:style-name="T20">*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16.931cm" svg:height="5.33cm" svg:x="4.123cm" svg:y="6.461cm">
          <text:p text:style-name="P20"><text:span text:style-name="T18">Definition pred (n : nat) : nat :=</text:span></text:p>
          <text:p text:style-name="P20"><text:span text:style-name="T18">match n with</text:span></text:p>
          <text:p text:style-name="P20"><text:span text:style-name="T18"><text:tab/></text:span><text:span text:style-name="T18">| O =&gt; O</text:span></text:p>
          <text:p text:style-name="P20"><text:span text:style-name="T18"><text:tab/></text:span><text:span text:style-name="T18">| S n' =&gt; n'</text:span></text:p>
          <text:p text:style-name="P20"><text:span text:style-name="T18">e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9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Coq Basics: Bewe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828cm" svg:height="8.676cm" svg:x="4.123cm" svg:y="7.408cm">
          <text:p text:style-name="P21"><text:span text:style-name="T21">Live Demo:</text:span></text:p>
          <text:list text:style-name="L6">
            <text:list-item>
              <text:list>
                <text:list-item>
                  <text:p text:style-name="P7"><text:span text:style-name="T11">Theorem plus_1_l : forall n:nat, 1 + n = S n.</text:span></text:p>
                </text:list-item>
              </text:list>
            </text:list-item>
          </text:list>
          <text:p text:style-name="P19"><text:span text:style-name="T7"/></text:p>
          <text:list text:continue-numbering="true" text:style-name="L6">
            <text:list-item>
              <text:list>
                <text:list-item>
                  <text:p text:style-name="P7"><text:span text:style-name="T11">Theorem plus_n_O : forall n:nat, n = n + 0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0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828cm" svg:height="8.676cm" svg:x="4.123cm" svg:y="7.408cm">
          <text:list text:style-name="L2">
            <text:list-item>
              <text:p text:style-name="P6"><text:span text:style-name="T22">Type Pair </text:span><text:span text:style-name="T6">mit </text:span><text:span text:style-name="T22">fst</text:span><text:span text:style-name="T6"> und </text:span><text:span text:style-name="T22">snd</text:span><text:span text:style-name="T6"> Funk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1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: Die Funktion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0.178cm" svg:height="8.676cm" svg:x="4.123cm" svg:y="7.408cm">
          <text:p text:style-name="P15"><text:span text:style-name="T11">Inductive natprod : Type :=</text:span></text:p>
          <text:p text:style-name="P15"><text:span text:style-name="T11"><text:tab/></text:span><text:span text:style-name="T11">| pair (n1 n2 : nat).</text:span></text:p>
          <text:p text:style-name="P15"><text:span text:style-name="T6"/></text:p>
          <text:p text:style-name="P15"><text:span text:style-name="T6"/></text:p>
          <text:p text:style-name="P1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3.022cm" svg:height="5.328cm" svg:x="17.594cm" svg:y="8.484cm">
          <text:p text:style-name="P20"><text:span text:style-name="T18">Definition snd (p : natprod) : nat :=</text:span></text:p>
          <text:p text:style-name="P20"><text:span text:style-name="T18">match p with</text:span></text:p>
          <text:p text:style-name="P20"><text:span text:style-name="T18"><text:tab/></text:span><text:span text:style-name="T18">| pair x y =&gt; y</text:span></text:p>
          <text:p text:style-name="P20"><text:span text:style-name="T18">e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13.281cm" svg:height="5.328cm" svg:x="4.123cm" svg:y="11.414cm">
          <text:p text:style-name="P20"><text:span text:style-name="T18">Definition fst (p : natprod) : nat :=</text:span></text:p>
          <text:p text:style-name="P20"><text:span text:style-name="T18">match p with</text:span></text:p>
          <text:p text:style-name="P20"><text:span text:style-name="T18"><text:tab/></text:span><text:span text:style-name="T18">| pair x y =&gt; x</text:span></text:p>
          <text:p text:style-name="P20"><text:span text:style-name="T18">e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2" draw:layer="layout" svg:width="13.022cm" svg:height="1.266cm" svg:x="7.112cm" svg:y="16.767cm">
          <text:p text:style-name="P20"><text:span text:style-name="T14">… </text:span><text:span text:style-name="T14">(weitere Funktione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2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: Die Bewe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0.531cm" svg:height="11.183cm" svg:x="3.852cm" svg:y="6.831cm">
          <text:p text:style-name="P15"><text:span text:style-name="T11">Theorem surjective_pairing’ : forall (n m : nat),</text:span></text:p>
          <text:p text:style-name="P15"><text:span text:style-name="T11">(n,m) = (fst (n,m), snd (n,m)).</text:span></text:p>
          <text:p text:style-name="P15"><text:span text:style-name="T11">Proof.</text:span></text:p>
          <text:p text:style-name="P15"><text:span text:style-name="T11"><text:tab/></text:span><text:span text:style-name="T11">simpl.</text:span></text:p>
          <text:p text:style-name="P15"><text:span text:style-name="T11"><text:tab/></text:span><text:span text:style-name="T11">reflexivity.</text:span></text:p>
          <text:p text:style-name="P15"><text:span text:style-name="T11">Qed.</text:span></text:p>
          <text:p text:style-name="P15"><text:span text:style-name="T6"/></text:p>
          <text:p text:style-name="P1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3.022cm" svg:height="1.266cm" svg:x="8.89cm" svg:y="15.494cm">
          <text:p text:style-name="P20"><text:span text:style-name="T14">… </text:span><text:span text:style-name="T14">(weitere Bewei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10.775cm" svg:height="6.344cm" svg:x="19.196cm" svg:y="9.652cm">
          <text:list text:style-name="L4">
            <text:list-item>
              <text:p text:style-name="P19"><text:span text:style-name="T14">Prüft, ob ein neu erstellte Paar mithilfe von </text:span><text:span text:style-name="T18">fst</text:span><text:span text:style-name="T14"> und </text:span><text:span text:style-name="T18">snd</text:span><text:span text:style-name="T14"> auf dieses Paar ein Paar mit den gleichen Werten erzeug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3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: Die Extrak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8.414cm" svg:height="11.183cm" svg:x="4.123cm" svg:y="6.422cm">
          <text:p text:style-name="P22"><text:span text:style-name="T23">Require Extraction.</text:span></text:p>
          <text:p text:style-name="P22"><text:span text:style-name="T23">Extraction Language OCaml.</text:span></text:p>
          <text:p text:style-name="P22"><text:span text:style-name="T23">Require Import ExtrOcamlBasic.</text:span></text:p>
          <text:p text:style-name="P22"><text:span text:style-name="T23">Require Import ExtrOcamlString.</text:span></text:p>
          <text:p text:style-name="P22"><text:span text:style-name="T23">Require Import Arith Even Div2 EqNat Euclid.</text:span></text:p>
          <text:p text:style-name="P22"><text:span text:style-name="T24"/></text:p>
          <text:p text:style-name="P22"><text:span text:style-name="T23">Extract Inductive nat =&gt; int [ "0" "Pervasives.succ" ]</text:span></text:p>
          <text:p text:style-name="P22"><text:span text:style-name="T23">"(fun fO fS n -&gt; if n=0 then fO () else fS (n-1))".</text:span></text:p>
          <text:p text:style-name="P22"><text:span text:style-name="T24"/></text:p>
          <text:p text:style-name="P22"><text:span text:style-name="T23">Extraction "paperimpl.ml" fst snd swap_pair.</text:span></text:p>
          <text:p text:style-name="P15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4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: Der generierte Ocam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8.414cm" svg:height="11.183cm" svg:x="4.123cm" svg:y="6.422cm">
          <text:p text:style-name="P15"><text:span text:style-name="T11">type natprod =</text:span></text:p>
          <text:p text:style-name="P15"><text:span text:style-name="T11">| Pair of int * int</text:span></text:p>
          <text:p text:style-name="P2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6.931cm" svg:height="9.394cm" svg:x="14.073cm" svg:y="8.424cm">
          <text:p text:style-name="P20"><text:span text:style-name="T18">(** val fst : natprod -&gt; int **)</text:span></text:p>
          <text:p text:style-name="P20"><text:span text:style-name="T15"/></text:p>
          <text:p text:style-name="P20"><text:span text:style-name="T18">let fst = function</text:span></text:p>
          <text:p text:style-name="P20"><text:span text:style-name="T18">| Pair (x, _) -&gt; x</text:span></text:p>
          <text:p text:style-name="P20"><text:span text:style-name="T15"/></text:p>
          <text:p text:style-name="P20"><text:span text:style-name="T18">(** val snd : natprod -&gt; int **)</text:span></text:p>
          <text:p text:style-name="P20"><text:span text:style-name="T15"/></text:p>
          <text:p text:style-name="P20"><text:span text:style-name="T18">let snd = function</text:span></text:p>
          <text:p text:style-name="P20"><text:span text:style-name="T18">| Pair (_, y) -&gt;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5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Anwendungsgebi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Sicherheitskritische/ viel genutzte Systeme</text:span></text:p>
            </text:list-item>
            <text:list-item>
              <text:p text:style-name="P6"><text:span text:style-name="T6">Compilerbau: CompCert, CertiCoq</text:span></text:p>
            </text:list-item>
            <text:list-item>
              <text:p text:style-name="P6"><text:span text:style-name="T6">Proofed Stack: SiFive, Kami (Bluespec), CertiKOS, VST</text:span></text:p>
            </text:list-item>
          </text:list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Faz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Mit formaler Verifikation kann Software zu 100% geprüft werden</text:span></text:p>
            </text:list-item>
            <text:list-item>
              <text:p text:style-name="P6"><text:span text:style-name="T6">Die Software ist immer nur so gut wie die Spezifikation</text:span></text:p>
            </text:list-item>
            <text:list-item>
              <text:p text:style-name="P6"><text:span text:style-name="T6">Es lohnt sich in sicherheitskritischen Systemen und bei viel genutzter Software</text:span></text:p>
            </text:list-item>
            <text:list-item>
              <text:p text:style-name="P6"><text:span text:style-name="T6">Es ist deutlich aufwendiger als normales Entwickeln</text:span></text:p>
            </text:list-item>
          </text:list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7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" svg:font-family="Corbel"/>
    <style:font-face style:name="DejaVu Sans" svg:font-family="'DejaVu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msFillBitmap_20_1" draw:display-name="msFillBitmap 1" xlink:href="Pictures/1000000000000780000004385EE82B0A1F099C55.png" xlink:type="simple" xlink:show="embed" xlink:actuate="onLoad"/>
    <draw:fill-image draw:name="msFillBitmap_20_2" draw:display-name="msFillBitmap 2" xlink:href="Pictures/1000000000000780000004385EE82B0A1F099C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0ace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c5a8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1287c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0acec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0c5a82"/>
      <style:paragraph-properties fo:text-align="start"/>
      <style:text-properties fo:font-size="18pt"/>
    </style:style>
    <style:style style:name="MP9" style:family="paragraph">
      <loext:graphic-properties draw:fill="solid" draw:fill-color="#1287c3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1">
        <draw:custom-shape draw:name="CustomShape 2" draw:style-name="Mgr3" draw:text-style-name="MP5" draw:layer="layout" svg:width="3.116cm" svg:height="14.801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Mgr4" draw:text-style-name="MP6" draw:layer="layout" svg:width="3.102cm" svg:height="14.656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5" draw:text-style-name="MP7" draw:layer="layout" svg:width="3.411cm" svg:height="4.496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CustomShape 5" draw:style-name="Mgr6" draw:text-style-name="MP8" draw:layer="layout" svg:width="4.152cm" svg:height="4.35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7" draw:text-style-name="MP9" draw:layer="layout" svg:width="5.916cm" svg:height="4.364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8" draw:text-style-name="MP10" draw:layer="layout" svg:width="4.708cm" svg:height="4.496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8">
        <draw:custom-shape draw:name="CustomShape 9" draw:style-name="Mgr3" draw:text-style-name="MP5" draw:layer="layout" svg:width="2.953cm" svg:height="7.728cm" svg:x="2.734cm" svg:y="-0.013cm">
          <text:p/>
          <draw:enhanced-geometry draw:mirror-horizontal="false" draw:mirror-vertical="false" svg:viewBox="0 0 0 0" drawooo:sub-view-size="670 1753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Mgr4" draw:text-style-name="MP6" draw:layer="layout" svg:width="2.873cm" svg:height="7.424cm" svg:x="1.517cm" svg:y="-0.013cm">
          <text:p/>
          <draw:enhanced-geometry draw:mirror-horizontal="false" draw:mirror-vertical="false" svg:viewBox="0 0 0 0" drawooo:sub-view-size="652 1684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Mgr5" draw:text-style-name="MP7" draw:layer="layout" svg:width="7.481cm" svg:height="11.873cm" svg:x="1.517cm" svg:y="7.175cm">
          <text:p/>
          <draw:enhanced-geometry draw:mirror-horizontal="false" draw:mirror-vertical="false" svg:viewBox="0 0 0 0" drawooo:sub-view-size="1697 2693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Mgr6" draw:text-style-name="MP8" draw:layer="layout" svg:width="9.254cm" svg:height="11.569cm" svg:x="2.747cm" svg:y="7.479cm">
          <text:p/>
          <draw:enhanced-geometry draw:mirror-horizontal="false" draw:mirror-vertical="false" svg:viewBox="0 0 0 0" drawooo:sub-view-size="2099 2624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CustomShape 13" draw:style-name="Mgr7" draw:text-style-name="MP9" draw:layer="layout" svg:width="12.711cm" svg:height="11.582cm" svg:x="2.734cm" svg:y="7.466cm">
          <text:p/>
          <draw:enhanced-geometry draw:mirror-horizontal="false" draw:mirror-vertical="false" svg:viewBox="0 0 0 0" drawooo:sub-view-size="2883 2627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CustomShape 14" draw:style-name="Mgr8" draw:text-style-name="MP10" draw:layer="layout" svg:width="9.955cm" svg:height="11.887cm" svg:x="1.517cm" svg:y="7.161cm">
          <text:p/>
          <draw:enhanced-geometry draw:mirror-horizontal="false" draw:mirror-vertical="false" svg:viewBox="0 0 0 0" drawooo:sub-view-size="2258 2696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PlaceHolder 1" presentation:style-name="Title_20_Slide-title" draw:layer="backgroundobjects" svg:width="27.828cm" svg:height="4.866cm" svg:x="4.123cm" svg:y="1.905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g draw:name="Group 1">
        <draw:custom-shape draw:name="CustomShape 2" draw:style-name="Mgr3" draw:text-style-name="MP5" draw:layer="layout" svg:width="3.116cm" svg:height="14.801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Mgr4" draw:text-style-name="MP6" draw:layer="layout" svg:width="3.102cm" svg:height="14.656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5" draw:text-style-name="MP7" draw:layer="layout" svg:width="3.411cm" svg:height="4.496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CustomShape 5" draw:style-name="Mgr6" draw:text-style-name="MP8" draw:layer="layout" svg:width="4.152cm" svg:height="4.35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7" draw:text-style-name="MP9" draw:layer="layout" svg:width="5.916cm" svg:height="4.364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8" draw:text-style-name="MP10" draw:layer="layout" svg:width="4.708cm" svg:height="4.496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2cm" svg:height="9.524cm" svg:x="1.058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6T16:22:46</meta:creation-date>
    <meta:initial-creator>Lukas</meta:initial-creator>
    <dc:language>en-US</dc:language>
    <dc:date>2020-01-19T17:20:03.908317868</dc:date>
    <meta:editing-cycles>96</meta:editing-cycles>
    <dc:title>Programmcodeverifikation mit Coq</dc:title>
    <meta:editing-duration>PT3H6M20S</meta:editing-duration>
    <meta:generator>LibreOffice/6.0.7.3$Linux_X86_64 LibreOffice_project/00m0$Build-3</meta:generator>
    <meta:document-statistic meta:object-count="20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  <meta:template xlink:type="simple" xlink:actuate="onRequest" xlink:title="TM03457496[[fn=Parallax]]" xlink:href=""/>
  </office:meta>
</office:document-meta>
</file>